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8" style:parent-style-name="Graphics">
      <style:graphic-properties draw:fill="none" draw:stroke="non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6" style:parent-style-name="Graphics">
      <style:graphic-properties draw:fill="none" fo:clip="rect(0in, 0in, 0in, 0in)" draw:stroke="none" draw:luminance="0%" draw:contrast="0%" draw:image-opacity="100%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6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66ff00" draw:opacity="5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6" style:parent-style-name="Graphics">
      <style:graphic-properties draw:fill="none" draw:stroke="non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02" style:parent-style-name="Graphics">
      <style:graphic-properties draw:fill="none" draw:stroke="non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draw:style-name="a566" svg:x="1.77756in" svg:y="0.03268in" svg:width="7.92244in" svg:height="8.26732in" style:rel-width="scale" style:rel-height="scale">
          <draw:image xlink:href="media/image1.png" xlink:type="simple" xlink:show="embed" xlink:actuate="onLoad"/>
          <svg:title/>
          <svg:desc/>
        </draw:frame>
        <draw:custom-shape svg:x="2.1in" svg:y="4.1in" svg:width="3.6in" svg:height="1in" draw:id="id74" draw:style-name="a569" draw:name="Freeform 2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75" draw:style-name="a574" draw:name="TextBox 3" svg:x="2.04488in" svg:y="4.3in" svg:width="1.4in" svg:height="0.65866in">
          <draw:text-box>
            <text:p text:style-name="a571" text:class-names="" text:cond-style-name=""><text:span text:style-name="a570" text:class-names="">SPI</text:span></text:p>
            <text:p text:style-name="a573" text:class-names="" text:cond-style-name=""><text:span text:style-name="a572" text:class-names="">Interface</text:span></text:p>
          </draw:text-box>
          <svg:title/>
          <svg:desc/>
        </draw:frame>
        <draw:frame draw:id="id76" draw:style-name="a577" draw:name="TextBox 4" svg:x="9.22126in" svg:y="4.76063in" svg:width="1.08583in" svg:height="0.37874in">
          <draw:text-box>
            <text:p text:style-name="a576" text:class-names="" text:cond-style-name=""><text:span text:style-name="a575" text:class-names="">CS-ID 0</text:span></text:p>
          </draw:text-box>
          <svg:title/>
          <svg:desc/>
        </draw:frame>
        <draw:frame draw:id="id77" draw:style-name="a580" draw:name="TextBox 5" svg:x="9.23543in" svg:y="5.1in" svg:width="1.08583in" svg:height="0.37874in">
          <draw:text-box>
            <text:p text:style-name="a579" text:class-names="" text:cond-style-name=""><text:span text:style-name="a578" text:class-names="">CS-ID 1</text:span></text:p>
          </draw:text-box>
          <svg:title/>
          <svg:desc/>
        </draw:frame>
        <draw:frame draw:id="id78" draw:style-name="a583" draw:name="TextBox 6" svg:x="9.23543in" svg:y="6.16299in" svg:width="1.08583in" svg:height="0.37874in">
          <draw:text-box>
            <text:p text:style-name="a582" text:class-names="" text:cond-style-name=""><text:span text:style-name="a581" text:class-names="">CS-ID 2</text:span></text:p>
          </draw:text-box>
          <svg:title/>
          <svg:desc/>
        </draw:frame>
        <draw:frame draw:id="id79" draw:style-name="a586" draw:name="TextBox 7" svg:x="9.23543in" svg:y="6.83228in" svg:width="1.08583in" svg:height="0.37874in">
          <draw:text-box>
            <text:p text:style-name="a585" text:class-names="" text:cond-style-name=""><text:span text:style-name="a584" text:class-names="">CS-ID 3</text:span></text:p>
          </draw:text-box>
          <svg:title/>
          <svg:desc/>
        </draw:frame>
        <draw:frame draw:id="id80" draw:style-name="a589" draw:name="TextBox 8" svg:x="0.99291in" svg:y="2.00472in" svg:width="1.08583in" svg:height="0.37874in">
          <draw:text-box>
            <text:p text:style-name="a588" text:class-names="" text:cond-style-name=""><text:span text:style-name="a587" text:class-names="">CS-ID 4</text:span></text:p>
          </draw:text-box>
          <svg:title/>
          <svg:desc/>
        </draw:frame>
        <draw:frame draw:id="id81" draw:style-name="a592" draw:name="TextBox 9" svg:x="0.99291in" svg:y="2.71339in" svg:width="1.08583in" svg:height="0.37874in">
          <draw:text-box>
            <text:p text:style-name="a591" text:class-names="" text:cond-style-name=""><text:span text:style-name="a590" text:class-names="">CS-ID 5</text:span></text:p>
          </draw:text-box>
          <svg:title/>
          <svg:desc/>
        </draw:frame>
        <draw:frame draw:id="id82" draw:style-name="a595" draw:name="TextBox 10" svg:x="0.99291in" svg:y="3.06772in" svg:width="1.08583in" svg:height="0.37874in">
          <draw:text-box>
            <text:p text:style-name="a594" text:class-names="" text:cond-style-name=""><text:span text:style-name="a593" text:class-names="">CS-ID 6</text:span></text:p>
          </draw:text-box>
          <svg:title/>
          <svg:desc/>
        </draw:frame>
        <draw:frame draw:id="id83" draw:style-name="a598" draw:name="TextBox 11" svg:x="0.99291in" svg:y="3.42205in" svg:width="1.08583in" svg:height="0.37874in">
          <draw:text-box>
            <text:p text:style-name="a597" text:class-names="" text:cond-style-name=""><text:span text:style-name="a596" text:class-names="">CS-ID 7</text:span></text:p>
          </draw:text-box>
          <svg:title/>
          <svg:desc/>
        </draw:frame>
        <draw:frame draw:id="id84" draw:style-name="a601" draw:name="TextBox 12" svg:x="9.26063in" svg:y="3.73701in" svg:width="1.40433in" svg:height="0.37874in">
          <draw:text-box>
            <text:p text:style-name="a600" text:class-names="" text:cond-style-name=""><text:span text:style-name="a599" text:class-names="">DAC Latch</text:span></text:p>
          </draw:text-box>
          <svg:title/>
          <svg:desc/>
        </draw:frame>
        <draw:frame draw:id="id85" draw:style-name="a604" draw:name="TextBox 13" svg:x="9.26102in" svg:y="3.38268in" svg:width="1.57087in" svg:height="0.37874in">
          <draw:text-box>
            <text:p text:style-name="a603" text:class-names="" text:cond-style-name=""><text:span text:style-name="a602" text:class-names="">ADC Convst</text:span></text:p>
          </draw:text-box>
          <svg:title/>
          <svg:desc/>
        </draw:frame>
        <draw:frame draw:id="id86" draw:style-name="a607" draw:name="TextBox 14" svg:x="0.99291in" svg:y="7.1622in" svg:width="1.22441in" svg:height="0.37874in">
          <draw:text-box>
            <text:p text:style-name="a606" text:class-names="" text:cond-style-name=""><text:span text:style-name="a605" text:class-names="">CS-ID 11</text:span></text:p>
          </draw:text-box>
          <svg:title/>
          <svg:desc/>
        </draw:frame>
        <draw:frame draw:id="id87" draw:style-name="a610" draw:name="TextBox 15" svg:x="0.99291in" svg:y="6.84724in" svg:width="1.22441in" svg:height="0.37874in">
          <draw:text-box>
            <text:p text:style-name="a609" text:class-names="" text:cond-style-name=""><text:span text:style-name="a608" text:class-names="">CS-ID 10</text:span></text:p>
          </draw:text-box>
          <svg:title/>
          <svg:desc/>
        </draw:frame>
        <draw:frame draw:id="id88" draw:style-name="a613" draw:name="TextBox 16" svg:x="0.99291in" svg:y="6.49291in" svg:width="1.22441in" svg:height="0.37874in">
          <draw:text-box>
            <text:p text:style-name="a612" text:class-names="" text:cond-style-name=""><text:span text:style-name="a611" text:class-names="">CS-ID 9</text:span></text:p>
          </draw:text-box>
          <svg:title/>
          <svg:desc/>
        </draw:frame>
        <draw:frame draw:id="id89" draw:style-name="a616" draw:name="TextBox 17" svg:x="0.99291in" svg:y="6.13858in" svg:width="1.22441in" svg:height="0.37874in">
          <draw:text-box>
            <text:p text:style-name="a615" text:class-names="" text:cond-style-name=""><text:span text:style-name="a614" text:class-names="">CS-ID 8</text:span></text:p>
          </draw:text-box>
          <svg:title/>
          <svg:desc/>
        </draw:frame>
        <draw:frame draw:id="id90" draw:style-name="a619" draw:name="TextBox 18" svg:x="0.99291in" svg:y="1.65039in" svg:width="1.22441in" svg:height="0.37874in">
          <draw:text-box>
            <text:p text:style-name="a618" text:class-names="" text:cond-style-name=""><text:span text:style-name="a617" text:class-names="">CS-ID 13</text:span></text:p>
          </draw:text-box>
          <svg:title/>
          <svg:desc/>
        </draw:frame>
        <draw:frame draw:id="id91" draw:style-name="a622" draw:name="TextBox 19" svg:x="0.99291in" svg:y="1.29606in" svg:width="1.22441in" svg:height="0.37874in">
          <draw:text-box>
            <text:p text:style-name="a621" text:class-names="" text:cond-style-name=""><text:span text:style-name="a620" text:class-names="">CS-ID 12</text:span></text:p>
          </draw:text-box>
          <svg:title/>
          <svg:desc/>
        </draw:frame>
        <draw:frame draw:id="id92" draw:style-name="a625" draw:name="TextBox 20" svg:x="9.22126in" svg:y="2.35906in" svg:width="1.22441in" svg:height="0.37874in">
          <draw:text-box>
            <text:p text:style-name="a624" text:class-names="" text:cond-style-name=""><text:span text:style-name="a623" text:class-names="">CS-ID 15</text:span></text:p>
          </draw:text-box>
          <svg:title/>
          <svg:desc/>
        </draw:frame>
        <draw:frame draw:id="id93" draw:style-name="a628" draw:name="TextBox 21" svg:x="9.22126in" svg:y="2.00472in" svg:width="1.22441in" svg:height="0.37874in">
          <draw:text-box>
            <text:p text:style-name="a627" text:class-names="" text:cond-style-name=""><text:span text:style-name="a626" text:class-names="">CS-ID 14</text:span></text:p>
          </draw:text-box>
          <svg:title/>
          <svg:desc/>
        </draw:frame>
        <presentation:notes draw:style-name="a634">
          <draw:frame draw:id="id94" draw:style-name="a631" draw:name="Slide Number Placeholder 6" svg:x="4.67953in" svg:y="11.10827in" svg:width="3.5878in" svg:height="0.58425in">
            <draw:text-box>
              <text:p text:style-name="a630" text:class-names="" text:cond-style-name=""><text:span text:style-name="a629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95" presentation:style-name="a632" draw:name="Slide Image Placeholder 1">
            <svg:title/>
            <svg:desc/>
          </draw:page-thumbnail>
          <draw:frame draw:id="id96" presentation:style-name="a63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" draw:style-name="a635" draw:master-page-name="Master1-Layout7-blank-Blank" presentation:presentation-page-layout-name="Master1-PPL7" draw:id="Slide-257">
        <draw:frame draw:id="id97" draw:style-name="a636" draw:transform="translate(-5.5in -3.09375in) rotate(-3.14159) translate(5.5in 4.12684in)" draw:name="Picture 1" svg:width="11in" svg:height="6.1875in" style:rel-width="scale" style:rel-height="scale">
          <draw:image xlink:href="media/image2.jpeg" xlink:type="simple" xlink:show="embed" xlink:actuate="onLoad"/>
          <svg:title/>
          <svg:desc/>
        </draw:frame>
        <draw:frame draw:id="id98" draw:style-name="a640" draw:transform="translate(-0.2037in -0.20195in) rotate(-1.5708) translate(7.51389in 7.01689in)" draw:name="TextBox 2" svg:width="0.40741in" svg:height="0.40391in">
          <draw:text-box>
            <text:p text:style-name="a639" text:class-names="" text:cond-style-name=""><text:span text:style-name="a637" text:class-names="">0</text:span><text:span text:style-name="a638" text:class-names=""/></text:p>
          </draw:text-box>
          <svg:title/>
          <svg:desc/>
        </draw:frame>
        <draw:frame draw:id="id99" draw:style-name="a644" draw:transform="translate(-0.2037in -0.20195in) rotate(-1.5708) translate(7.25694in 7.01689in)" draw:name="TextBox 6" svg:width="0.40741in" svg:height="0.40391in">
          <draw:text-box>
            <text:p text:style-name="a643" text:class-names="" text:cond-style-name=""><text:span text:style-name="a641" text:class-names="">1</text:span><text:span text:style-name="a642" text:class-names=""/></text:p>
          </draw:text-box>
          <svg:title/>
          <svg:desc/>
        </draw:frame>
        <draw:frame draw:id="id100" draw:style-name="a648" draw:transform="translate(-0.2037in -0.20195in) rotate(-1.5708) translate(7.00694in 7.01689in)" draw:name="TextBox 7" svg:width="0.40741in" svg:height="0.40391in">
          <draw:text-box>
            <text:p text:style-name="a647" text:class-names="" text:cond-style-name=""><text:span text:style-name="a645" text:class-names="">2</text:span><text:span text:style-name="a646" text:class-names=""/></text:p>
          </draw:text-box>
          <svg:title/>
          <svg:desc/>
        </draw:frame>
        <draw:frame draw:id="id101" draw:style-name="a652" draw:transform="translate(-0.2037in -0.20195in) rotate(-1.5708) translate(6.75693in 7.01689in)" draw:name="TextBox 8" svg:width="0.40741in" svg:height="0.40391in">
          <draw:text-box>
            <text:p text:style-name="a651" text:class-names="" text:cond-style-name=""><text:span text:style-name="a649" text:class-names="">3</text:span><text:span text:style-name="a650" text:class-names=""/></text:p>
          </draw:text-box>
          <svg:title/>
          <svg:desc/>
        </draw:frame>
        <draw:frame draw:id="id102" draw:style-name="a656" draw:transform="translate(-0.2037in -0.20195in) rotate(-1.5708) translate(6.50638in 7.01689in)" draw:name="TextBox 9" svg:width="0.40741in" svg:height="0.40391in">
          <draw:text-box>
            <text:p text:style-name="a655" text:class-names="" text:cond-style-name=""><text:span text:style-name="a653" text:class-names="">4</text:span><text:span text:style-name="a654" text:class-names=""/></text:p>
          </draw:text-box>
          <svg:title/>
          <svg:desc/>
        </draw:frame>
        <draw:frame draw:id="id103" draw:style-name="a660" draw:transform="translate(-0.2037in -0.20195in) rotate(-1.5708) translate(6.24999in 7.01689in)" draw:name="TextBox 10" svg:width="0.40741in" svg:height="0.40391in">
          <draw:text-box>
            <text:p text:style-name="a659" text:class-names="" text:cond-style-name=""><text:span text:style-name="a657" text:class-names="">5</text:span><text:span text:style-name="a658" text:class-names=""/></text:p>
          </draw:text-box>
          <svg:title/>
          <svg:desc/>
        </draw:frame>
        <draw:frame draw:id="id104" draw:style-name="a664" draw:transform="translate(-0.2037in -0.20195in) rotate(-1.5708) translate(5.99943in 7.01689in)" draw:name="TextBox 11" svg:width="0.40741in" svg:height="0.40391in">
          <draw:text-box>
            <text:p text:style-name="a663" text:class-names="" text:cond-style-name=""><text:span text:style-name="a661" text:class-names="">6</text:span><text:span text:style-name="a662" text:class-names=""/></text:p>
          </draw:text-box>
          <svg:title/>
          <svg:desc/>
        </draw:frame>
        <draw:frame draw:id="id105" draw:style-name="a668" draw:transform="translate(-0.2037in -0.20195in) rotate(-1.5708) translate(5.74304in 7.01689in)" draw:name="TextBox 12" svg:width="0.40741in" svg:height="0.40391in">
          <draw:text-box>
            <text:p text:style-name="a667" text:class-names="" text:cond-style-name=""><text:span text:style-name="a665" text:class-names="">7</text:span><text:span text:style-name="a666" text:class-names=""/></text:p>
          </draw:text-box>
          <svg:title/>
          <svg:desc/>
        </draw:frame>
        <draw:frame draw:id="id106" draw:style-name="a672" draw:transform="translate(-0.23577in -0.20195in) rotate(-1.5708) translate(5.375in 7.04895in)" draw:name="TextBox 13" svg:width="0.47153in" svg:height="0.40391in">
          <draw:text-box>
            <text:p text:style-name="a671" text:class-names="" text:cond-style-name=""><text:span text:style-name="a669" text:class-names="">15</text:span><text:span text:style-name="a670" text:class-names=""/></text:p>
          </draw:text-box>
          <svg:title/>
          <svg:desc/>
        </draw:frame>
        <draw:frame draw:id="id107" draw:style-name="a676" draw:transform="translate(-0.23577in -0.20195in) rotate(-1.5708) translate(5.11805in 7.04895in)" draw:name="TextBox 14" svg:width="0.47153in" svg:height="0.40391in">
          <draw:text-box>
            <text:p text:style-name="a675" text:class-names="" text:cond-style-name=""><text:span text:style-name="a673" text:class-names="">14</text:span><text:span text:style-name="a674" text:class-names=""/></text:p>
          </draw:text-box>
          <svg:title/>
          <svg:desc/>
        </draw:frame>
        <draw:frame draw:id="id108" draw:style-name="a680" draw:transform="translate(-0.24965in -0.20195in) rotate(-1.5708) translate(4.61402in 7.06284in)" draw:name="TextBox 15" svg:width="0.49931in" svg:height="0.40391in">
          <draw:text-box>
            <text:p text:style-name="a679" text:class-names="" text:cond-style-name=""><text:span text:style-name="a677" text:class-names="">12</text:span><text:span text:style-name="a678" text:class-names=""/></text:p>
          </draw:text-box>
          <svg:title/>
          <svg:desc/>
        </draw:frame>
        <draw:frame draw:id="id109" draw:style-name="a684" draw:transform="translate(-0.23577in -0.20195in) rotate(-1.5708) translate(4.87096in 7.04895in)" draw:name="TextBox 16" svg:width="0.47153in" svg:height="0.40391in">
          <draw:text-box>
            <text:p text:style-name="a683" text:class-names="" text:cond-style-name=""><text:span text:style-name="a681" text:class-names="">13</text:span><text:span text:style-name="a682" text:class-names=""/></text:p>
          </draw:text-box>
          <svg:title/>
          <svg:desc/>
        </draw:frame>
        <draw:frame draw:id="id110" draw:style-name="a688" draw:transform="translate(-0.24966in -0.20195in) rotate(-1.5708) translate(4.10707in 7.06284in)" draw:name="TextBox 18" svg:width="0.49931in" svg:height="0.40391in">
          <draw:text-box>
            <text:p text:style-name="a687" text:class-names="" text:cond-style-name=""><text:span text:style-name="a685" text:class-names="">10</text:span><text:span text:style-name="a686" text:class-names=""/></text:p>
          </draw:text-box>
          <svg:title/>
          <svg:desc/>
        </draw:frame>
        <draw:frame draw:id="id111" draw:style-name="a692" draw:transform="translate(-0.24965in -0.20195in) rotate(-1.5708) translate(4.36401in 7.06284in)" draw:name="TextBox 19" svg:width="0.49931in" svg:height="0.40391in">
          <draw:text-box>
            <text:p text:style-name="a691" text:class-names="" text:cond-style-name=""><text:span text:style-name="a689" text:class-names="">11</text:span><text:span text:style-name="a690" text:class-names=""/></text:p>
          </draw:text-box>
          <svg:title/>
          <svg:desc/>
        </draw:frame>
        <draw:frame draw:id="id112" draw:style-name="a696" draw:transform="translate(-0.2037in -0.20195in) rotate(-1.5708) translate(3.85707in 7.01689in)" draw:name="TextBox 21" svg:width="0.40741in" svg:height="0.40391in">
          <draw:text-box>
            <text:p text:style-name="a695" text:class-names="" text:cond-style-name=""><text:span text:style-name="a693" text:class-names="">9</text:span><text:span text:style-name="a694" text:class-names=""/></text:p>
          </draw:text-box>
          <svg:title/>
          <svg:desc/>
        </draw:frame>
        <draw:frame draw:id="id113" draw:style-name="a700" draw:transform="translate(-0.2037in -0.20195in) rotate(-1.5708) translate(3.60012in 7.01689in)" draw:name="TextBox 22" svg:width="0.40741in" svg:height="0.40391in">
          <draw:text-box>
            <text:p text:style-name="a699" text:class-names="" text:cond-style-name=""><text:span text:style-name="a697" text:class-names="">8</text:span><text:span text:style-name="a698" text:class-names=""/></text:p>
          </draw:text-box>
          <svg:title/>
          <svg:desc/>
        </draw:frame>
      </draw:page>
      <draw:page draw:name="Slide3" draw:style-name="a701" draw:master-page-name="Master1-Layout7-blank-Blank" presentation:presentation-page-layout-name="Master1-PPL7" draw:id="Slide-258">
        <draw:frame draw:id="id114" draw:style-name="a702" draw:transform="translate(-2.32519in -4.13368in) rotate(-4.71239) translate(5.51215in 4.13368in)" draw:name="Picture 1" svg:width="4.65039in" svg:height="8.26736in" style:rel-width="scale" style:rel-height="scale">
          <draw:image xlink:href="media/image3.jpeg" xlink:type="simple" xlink:show="embed" xlink:actuate="onLoad"/>
          <svg:title/>
          <svg:desc/>
        </draw:frame>
        <draw:frame draw:id="id115" draw:style-name="a706" draw:transform="translate(-0.2037in -0.20195in) rotate(-1.5708) translate(5.46528in 6.30509in)" draw:name="TextBox 2" svg:width="0.40741in" svg:height="0.40391in">
          <draw:text-box>
            <text:p text:style-name="a705" text:class-names="" text:cond-style-name=""><text:span text:style-name="a703" text:class-names="">0</text:span><text:span text:style-name="a704" text:class-names=""/></text:p>
          </draw:text-box>
          <svg:title/>
          <svg:desc/>
        </draw:frame>
        <draw:frame draw:id="id116" draw:style-name="a710" draw:transform="translate(-0.2037in -0.20195in) rotate(-1.5708) translate(5.83389in 6.30509in)" draw:name="TextBox 3" svg:width="0.40741in" svg:height="0.40391in">
          <draw:text-box>
            <text:p text:style-name="a709" text:class-names="" text:cond-style-name=""><text:span text:style-name="a707" text:class-names="">2</text:span><text:span text:style-name="a708" text:class-names=""/></text:p>
          </draw:text-box>
          <svg:title/>
          <svg:desc/>
        </draw:frame>
        <draw:frame draw:id="id117" draw:style-name="a714" draw:transform="translate(-0.2037in -0.20195in) rotate(-1.5708) translate(5.65438in 6.30509in)" draw:name="TextBox 4" svg:width="0.40741in" svg:height="0.40391in">
          <draw:text-box>
            <text:p text:style-name="a713" text:class-names="" text:cond-style-name=""><text:span text:style-name="a711" text:class-names="">1</text:span><text:span text:style-name="a712" text:class-names=""/></text:p>
          </draw:text-box>
          <svg:title/>
          <svg:desc/>
        </draw:frame>
        <draw:frame draw:id="id118" draw:style-name="a718" draw:transform="translate(-0.2037in -0.20195in) rotate(-1.5708) translate(6.0182in 6.31091in)" draw:name="TextBox 5" svg:width="0.40741in" svg:height="0.40391in">
          <draw:text-box>
            <text:p text:style-name="a717" text:class-names="" text:cond-style-name=""><text:span text:style-name="a715" text:class-names="">3</text:span><text:span text:style-name="a716" text:class-names=""/></text:p>
          </draw:text-box>
          <svg:title/>
          <svg:desc/>
        </draw:frame>
        <draw:frame draw:id="id119" draw:style-name="a722" draw:transform="translate(-0.2037in -0.20195in) rotate(-1.5708) translate(6.20251in 6.31674in)" draw:name="TextBox 6" svg:width="0.40741in" svg:height="0.40391in">
          <draw:text-box>
            <text:p text:style-name="a721" text:class-names="" text:cond-style-name=""><text:span text:style-name="a719" text:class-names="">4</text:span><text:span text:style-name="a720" text:class-names=""/></text:p>
          </draw:text-box>
          <svg:title/>
          <svg:desc/>
        </draw:frame>
        <draw:frame draw:id="id120" draw:style-name="a726" draw:transform="translate(-0.2037in -0.20195in) rotate(-1.5708) translate(6.38682in 6.31909in)" draw:name="TextBox 7" svg:width="0.40741in" svg:height="0.40391in">
          <draw:text-box>
            <text:p text:style-name="a725" text:class-names="" text:cond-style-name=""><text:span text:style-name="a723" text:class-names="">5</text:span><text:span text:style-name="a724" text:class-names=""/></text:p>
          </draw:text-box>
          <svg:title/>
          <svg:desc/>
        </draw:frame>
        <draw:frame draw:id="id121" draw:style-name="a730" draw:transform="translate(-0.2037in -0.20195in) rotate(-1.5708) translate(6.57113in 6.31439in)" draw:name="TextBox 8" svg:width="0.40741in" svg:height="0.40391in">
          <draw:text-box>
            <text:p text:style-name="a729" text:class-names="" text:cond-style-name=""><text:span text:style-name="a727" text:class-names="">6</text:span><text:span text:style-name="a728" text:class-names=""/></text:p>
          </draw:text-box>
          <svg:title/>
          <svg:desc/>
        </draw:frame>
        <draw:frame draw:id="id122" draw:style-name="a734" draw:transform="translate(-0.2037in -0.20195in) rotate(-1.5708) translate(6.75065in 6.31439in)" draw:name="TextBox 9" svg:width="0.40741in" svg:height="0.40391in">
          <draw:text-box>
            <text:p text:style-name="a733" text:class-names="" text:cond-style-name=""><text:span text:style-name="a731" text:class-names="">7</text:span><text:span text:style-name="a732" text:class-names=""/></text:p>
          </draw:text-box>
          <svg:title/>
          <svg:desc/>
        </draw:frame>
        <draw:frame draw:id="id123" draw:style-name="a738" draw:transform="translate(-0.2037in -0.20195in) rotate(-1.5708) translate(3.89698in 6.31439in)" draw:name="TextBox 10" svg:width="0.40741in" svg:height="0.40391in">
          <draw:text-box>
            <text:p text:style-name="a737" text:class-names="" text:cond-style-name=""><text:span text:style-name="a735" text:class-names="">8</text:span><text:span text:style-name="a736" text:class-names=""/></text:p>
          </draw:text-box>
          <svg:title/>
          <svg:desc/>
        </draw:frame>
        <draw:frame draw:id="id124" draw:style-name="a742" draw:transform="translate(-0.2037in -0.20195in) rotate(-1.5708) translate(4.08608in 6.3188in)" draw:name="TextBox 11" svg:width="0.40741in" svg:height="0.40391in">
          <draw:text-box>
            <text:p text:style-name="a741" text:class-names="" text:cond-style-name=""><text:span text:style-name="a739" text:class-names="">9</text:span><text:span text:style-name="a740" text:class-names=""/></text:p>
          </draw:text-box>
          <svg:title/>
          <svg:desc/>
        </draw:frame>
        <draw:frame draw:id="id125" draw:style-name="a746" draw:transform="translate(-0.24103in -0.20195in) rotate(-1.5708) translate(4.2632in 6.36053in)" draw:name="TextBox 12" svg:width="0.48206in" svg:height="0.40391in">
          <draw:text-box>
            <text:p text:style-name="a745" text:class-names="" text:cond-style-name=""><text:span text:style-name="a743" text:class-names="">10</text:span><text:span text:style-name="a744" text:class-names=""/></text:p>
          </draw:text-box>
          <svg:title/>
          <svg:desc/>
        </draw:frame>
        <draw:frame draw:id="id126" draw:style-name="a750" draw:transform="translate(-0.24012in -0.20195in) rotate(-1.5708) translate(4.45004in 6.36144in)" draw:name="TextBox 14" svg:width="0.48025in" svg:height="0.40391in">
          <draw:text-box>
            <text:p text:style-name="a749" text:class-names="" text:cond-style-name=""><text:span text:style-name="a747" text:class-names="">11</text:span><text:span text:style-name="a748" text:class-names=""/></text:p>
          </draw:text-box>
          <svg:title/>
          <svg:desc/>
        </draw:frame>
        <draw:frame draw:id="id127" draw:style-name="a754" draw:transform="translate(-0.24081in -0.20195in) rotate(-1.5708) translate(4.62943in 6.36075in)" draw:name="TextBox 16" svg:width="0.48161in" svg:height="0.40391in">
          <draw:text-box>
            <text:p text:style-name="a753" text:class-names="" text:cond-style-name=""><text:span text:style-name="a751" text:class-names="">12</text:span><text:span text:style-name="a752" text:class-names=""/></text:p>
          </draw:text-box>
          <svg:title/>
          <svg:desc/>
        </draw:frame>
        <draw:frame draw:id="id128" draw:style-name="a758" draw:transform="translate(-0.22971in -0.20195in) rotate(-1.5708) translate(4.81224in 6.35102in)" draw:name="TextBox 17" svg:width="0.45941in" svg:height="0.40391in">
          <draw:text-box>
            <text:p text:style-name="a757" text:class-names="" text:cond-style-name=""><text:span text:style-name="a755" text:class-names="">13</text:span><text:span text:style-name="a756" text:class-names=""/></text:p>
          </draw:text-box>
          <svg:title/>
          <svg:desc/>
        </draw:frame>
        <draw:frame draw:id="id129" draw:style-name="a762" draw:transform="translate(-0.25014in -0.20195in) rotate(-1.5708) translate(4.99163in 6.36965in)" draw:name="TextBox 18" svg:width="0.50028in" svg:height="0.40391in">
          <draw:text-box>
            <text:p text:style-name="a761" text:class-names="" text:cond-style-name=""><text:span text:style-name="a759" text:class-names="">14</text:span><text:span text:style-name="a760" text:class-names=""/></text:p>
          </draw:text-box>
          <svg:title/>
          <svg:desc/>
        </draw:frame>
        <draw:frame draw:id="id130" draw:style-name="a766" draw:transform="translate(-0.24103in -0.20195in) rotate(-1.5708) translate(5.1742in 6.36053in)" draw:name="TextBox 19" svg:width="0.48205in" svg:height="0.40391in">
          <draw:text-box>
            <text:p text:style-name="a765" text:class-names="" text:cond-style-name=""><text:span text:style-name="a763" text:class-names="">15</text:span><text:span text:style-name="a764" text:class-names=""/></text:p>
          </draw:text-box>
          <svg:title/>
          <svg:desc/>
        </draw:frame>
      </draw:page>
      <draw:page draw:name="Slide4" draw:style-name="a767" draw:master-page-name="Master1-Layout7-blank-Blank" presentation:presentation-page-layout-name="Master1-PPL7" draw:id="Slide-259">
        <draw:frame draw:id="id131" draw:style-name="a768" draw:transform="translate(-5.5in -3.09375in) rotate(-3.14159) translate(5.5in 4.12684in)" draw:name="Picture 1" svg:width="11in" svg:height="6.1875in" style:rel-width="scale" style:rel-height="scale">
          <draw:image xlink:href="media/image4.jpeg" xlink:type="simple" xlink:show="embed" xlink:actuate="onLoad"/>
          <svg:title/>
          <svg:desc/>
        </draw:frame>
        <draw:frame draw:id="id132" draw:style-name="a772" draw:transform="translate(-0.2037in -0.20195in) rotate(-1.5708) translate(2.68084in 7.1228in)" draw:name="TextBox 2" svg:width="0.40741in" svg:height="0.40391in">
          <draw:text-box>
            <text:p text:style-name="a771" text:class-names="" text:cond-style-name=""><text:span text:style-name="a769" text:class-names="">0</text:span><text:span text:style-name="a770" text:class-names=""/></text:p>
          </draw:text-box>
          <svg:title/>
          <svg:desc/>
        </draw:frame>
        <draw:frame draw:id="id133" draw:style-name="a776" draw:transform="translate(-0.2037in -0.20195in) rotate(-1.5708) translate(2.92563in 7.1228in)" draw:name="TextBox 3" svg:width="0.40741in" svg:height="0.40391in">
          <draw:text-box>
            <text:p text:style-name="a775" text:class-names="" text:cond-style-name=""><text:span text:style-name="a773" text:class-names="">1</text:span><text:span text:style-name="a774" text:class-names=""/></text:p>
          </draw:text-box>
          <svg:title/>
          <svg:desc/>
        </draw:frame>
        <draw:frame draw:id="id134" draw:style-name="a780" draw:transform="translate(-0.2037in -0.20195in) rotate(-1.5708) translate(3.17042in 7.1228in)" draw:name="TextBox 4" svg:width="0.40741in" svg:height="0.40391in">
          <draw:text-box>
            <text:p text:style-name="a779" text:class-names="" text:cond-style-name=""><text:span text:style-name="a777" text:class-names="">2</text:span><text:span text:style-name="a778" text:class-names=""/></text:p>
          </draw:text-box>
          <svg:title/>
          <svg:desc/>
        </draw:frame>
        <draw:frame draw:id="id135" draw:style-name="a784" draw:transform="translate(-0.2037in -0.20195in) rotate(-1.5708) translate(3.41521in 7.1228in)" draw:name="TextBox 5" svg:width="0.40741in" svg:height="0.40391in">
          <draw:text-box>
            <text:p text:style-name="a783" text:class-names="" text:cond-style-name=""><text:span text:style-name="a781" text:class-names="">3</text:span><text:span text:style-name="a782" text:class-names=""/></text:p>
          </draw:text-box>
          <svg:title/>
          <svg:desc/>
        </draw:frame>
        <draw:frame draw:id="id136" draw:style-name="a788" draw:transform="translate(-0.2037in -0.20195in) rotate(-1.5708) translate(3.66in 7.1228in)" draw:name="TextBox 6" svg:width="0.40741in" svg:height="0.40391in">
          <draw:text-box>
            <text:p text:style-name="a787" text:class-names="" text:cond-style-name=""><text:span text:style-name="a785" text:class-names="">4</text:span><text:span text:style-name="a786" text:class-names=""/></text:p>
          </draw:text-box>
          <svg:title/>
          <svg:desc/>
        </draw:frame>
        <draw:frame draw:id="id137" draw:style-name="a792" draw:transform="translate(-0.2037in -0.20195in) rotate(-1.5708) translate(3.90479in 7.1228in)" draw:name="TextBox 7" svg:width="0.40741in" svg:height="0.40391in">
          <draw:text-box>
            <text:p text:style-name="a791" text:class-names="" text:cond-style-name=""><text:span text:style-name="a789" text:class-names="">5</text:span><text:span text:style-name="a790" text:class-names=""/></text:p>
          </draw:text-box>
          <svg:title/>
          <svg:desc/>
        </draw:frame>
        <draw:frame draw:id="id138" draw:style-name="a796" draw:transform="translate(-0.2037in -0.20195in) rotate(-1.5708) translate(4.14958in 7.1228in)" draw:name="TextBox 8" svg:width="0.40741in" svg:height="0.40391in">
          <draw:text-box>
            <text:p text:style-name="a795" text:class-names="" text:cond-style-name=""><text:span text:style-name="a793" text:class-names="">6</text:span><text:span text:style-name="a794" text:class-names=""/></text:p>
          </draw:text-box>
          <svg:title/>
          <svg:desc/>
        </draw:frame>
        <draw:frame draw:id="id139" draw:style-name="a800" draw:transform="translate(-0.2037in -0.20195in) rotate(-1.5708) translate(4.39437in 7.1228in)" draw:name="TextBox 9" svg:width="0.40741in" svg:height="0.40391in">
          <draw:text-box>
            <text:p text:style-name="a799" text:class-names="" text:cond-style-name=""><text:span text:style-name="a797" text:class-names="">7</text:span><text:span text:style-name="a798" text:class-names=""/></text:p>
          </draw:text-box>
          <svg:title/>
          <svg:desc/>
        </draw:frame>
        <draw:frame draw:id="id140" draw:style-name="a804" draw:transform="translate(-0.23837in -0.20195in) rotate(-1.5708) translate(4.79828in 7.15746in)" draw:name="TextBox 10" svg:width="0.47674in" svg:height="0.40391in">
          <draw:text-box>
            <text:p text:style-name="a803" text:class-names="" text:cond-style-name=""><text:span text:style-name="a801" text:class-names="">15</text:span><text:span text:style-name="a802" text:class-names=""/></text:p>
          </draw:text-box>
          <svg:title/>
          <svg:desc/>
        </draw:frame>
        <draw:frame draw:id="id141" draw:style-name="a808" draw:transform="translate(-0.26701in -0.20195in) rotate(-1.5708) translate(5.04306in 7.18611in)" draw:name="TextBox 11" svg:width="0.53403in" svg:height="0.40391in">
          <draw:text-box>
            <text:p text:style-name="a807" text:class-names="" text:cond-style-name=""><text:span text:style-name="a805" text:class-names="">14</text:span><text:span text:style-name="a806" text:class-names=""/></text:p>
          </draw:text-box>
          <svg:title/>
          <svg:desc/>
        </draw:frame>
        <draw:frame draw:id="id142" draw:style-name="a812" draw:transform="translate(-0.2037in -0.20195in) rotate(-1.5708) translate(5.64959in 6.30509in)" draw:name="TextBox 12" svg:width="0.40741in" svg:height="0.40391in">
          <draw:text-box>
            <text:p text:style-name="a811" text:class-names="" text:cond-style-name=""><text:span text:style-name="a809" text:class-names="">0</text:span><text:span text:style-name="a810" text:class-names=""/></text:p>
          </draw:text-box>
          <svg:title/>
          <svg:desc/>
        </draw:frame>
        <draw:frame draw:id="id143" draw:style-name="a816" draw:transform="translate(-0.26701in -0.20195in) rotate(-1.5708) translate(5.28785in 7.18611in)" draw:name="TextBox 13" svg:width="0.53403in" svg:height="0.40391in">
          <draw:text-box>
            <text:p text:style-name="a815" text:class-names="" text:cond-style-name=""><text:span text:style-name="a813" text:class-names="">13</text:span><text:span text:style-name="a814" text:class-names=""/></text:p>
          </draw:text-box>
          <svg:title/>
          <svg:desc/>
        </draw:frame>
        <draw:frame draw:id="id144" draw:style-name="a820" draw:transform="translate(-0.23837in -0.20195in) rotate(-1.5708) translate(5.53264in 7.15746in)" draw:name="TextBox 14" svg:width="0.47674in" svg:height="0.40391in">
          <draw:text-box>
            <text:p text:style-name="a819" text:class-names="" text:cond-style-name=""><text:span text:style-name="a817" text:class-names="">12</text:span><text:span text:style-name="a818" text:class-names=""/></text:p>
          </draw:text-box>
          <svg:title/>
          <svg:desc/>
        </draw:frame>
        <draw:frame draw:id="id145" draw:style-name="a824" draw:transform="translate(-0.26702in -0.20195in) rotate(-1.5708) translate(5.77743in 7.18611in)" draw:name="TextBox 15" svg:width="0.53403in" svg:height="0.40391in">
          <draw:text-box>
            <text:p text:style-name="a823" text:class-names="" text:cond-style-name=""><text:span text:style-name="a821" text:class-names="">11</text:span><text:span text:style-name="a822" text:class-names=""/></text:p>
          </draw:text-box>
          <svg:title/>
          <svg:desc/>
        </draw:frame>
        <draw:frame draw:id="id146" draw:style-name="a828" draw:transform="translate(-0.26701in -0.20195in) rotate(-1.5708) translate(6.02221in 7.18611in)" draw:name="TextBox 16" svg:width="0.53403in" svg:height="0.40391in">
          <draw:text-box>
            <text:p text:style-name="a827" text:class-names="" text:cond-style-name=""><text:span text:style-name="a825" text:class-names="">10</text:span><text:span text:style-name="a826" text:class-names=""/></text:p>
          </draw:text-box>
          <svg:title/>
          <svg:desc/>
        </draw:frame>
        <draw:frame draw:id="id147" draw:style-name="a832" draw:transform="translate(-0.2037in -0.20195in) rotate(-1.5708) translate(6.267in 7.1228in)" draw:name="TextBox 17" svg:width="0.40741in" svg:height="0.40391in">
          <draw:text-box>
            <text:p text:style-name="a831" text:class-names="" text:cond-style-name=""><text:span text:style-name="a829" text:class-names="">9</text:span><text:span text:style-name="a830" text:class-names=""/></text:p>
          </draw:text-box>
          <svg:title/>
          <svg:desc/>
        </draw:frame>
        <draw:frame draw:id="id148" draw:style-name="a836" draw:transform="translate(-0.2037in -0.20195in) rotate(-1.5708) translate(6.51179in 7.1228in)" draw:name="TextBox 18" svg:width="0.40741in" svg:height="0.40391in">
          <draw:text-box>
            <text:p text:style-name="a835" text:class-names="" text:cond-style-name=""><text:span text:style-name="a833" text:class-names="">8</text:span><text:span text:style-name="a83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dc:creator>user</dc:creator>
    <meta:creation-date>2017-01-05T13:57:42Z</meta:creation-date>
    <dc:date>2017-03-23T23:53:42Z</dc:date>
    <meta:editing-cycles>8</meta:editing-cycles>
    <meta:editing-duration>PT4760S</meta:editing-duration>
    <meta:document-statistic meta:paragraph-count="70" meta:word-count="88"/>
  </office:meta>
</office:document-meta>
</file>